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9257a4" officeooo:paragraph-rsid="009257a4"/>
    </style:style>
    <style:style style:name="P121" style:family="paragraph" style:parent-style-name="TODO">
      <style:text-properties officeooo:rsid="0090e5c1" officeooo:paragraph-rsid="0090e5c1"/>
    </style:style>
    <style:style style:name="P122" style:family="paragraph" style:parent-style-name="TODO">
      <style:text-properties officeooo:rsid="0090ffc9" officeooo:paragraph-rsid="0090ffc9"/>
    </style:style>
    <style:style style:name="P123" style:family="paragraph" style:parent-style-name="Text_20_body">
      <style:text-properties officeooo:rsid="0090ffc9" officeooo:paragraph-rsid="0090ffc9"/>
    </style:style>
    <style:style style:name="P124" style:family="paragraph" style:parent-style-name="Text_20_body">
      <style:text-properties officeooo:rsid="009445da" officeooo:paragraph-rsid="009445da"/>
    </style:style>
    <style:style style:name="P125" style:family="paragraph" style:parent-style-name="Text_20_body">
      <style:text-properties officeooo:rsid="00959fa0" officeooo:paragraph-rsid="00959fa0"/>
    </style:style>
    <style:style style:name="P126" style:family="paragraph" style:parent-style-name="Text_20_body">
      <style:text-properties officeooo:rsid="00970648" officeooo:paragraph-rsid="00970648"/>
    </style:style>
    <style:style style:name="P127" style:family="paragraph" style:parent-style-name="Text_20_body">
      <style:text-properties fo:font-style="normal" officeooo:rsid="00981145" officeooo:paragraph-rsid="00981145" style:font-style-asian="normal" style:font-style-complex="normal"/>
    </style:style>
    <style:style style:name="P128" style:family="paragraph" style:parent-style-name="Text_20_body">
      <style:text-properties officeooo:rsid="00981145" officeooo:paragraph-rsid="00981145"/>
    </style:style>
    <style:style style:name="P129" style:family="paragraph" style:parent-style-name="Text_20_body">
      <style:text-properties officeooo:rsid="009a4fad" officeooo:paragraph-rsid="009a4fad"/>
    </style:style>
    <style:style style:name="P130" style:family="paragraph" style:parent-style-name="Heading_20_1">
      <style:text-properties officeooo:rsid="009b6f1c"/>
    </style:style>
    <style:style style:name="P131" style:family="paragraph" style:parent-style-name="Text_20_body">
      <style:text-properties officeooo:rsid="009d20b7" officeooo:paragraph-rsid="009d20b7"/>
    </style:style>
    <style:style style:name="P132" style:family="paragraph" style:parent-style-name="Text_20_body">
      <style:text-properties officeooo:rsid="009ed191" officeooo:paragraph-rsid="009ed191"/>
    </style:style>
    <style:style style:name="P133" style:family="paragraph" style:parent-style-name="CommitMessage">
      <style:text-properties officeooo:paragraph-rsid="009ed191"/>
    </style:style>
    <style:style style:name="P134" style:family="paragraph" style:parent-style-name="Text_20_body">
      <style:text-properties officeooo:rsid="00a1aad1" officeooo:paragraph-rsid="00a1aad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8a682a"/>
    </style:style>
    <style:style style:name="T73" style:family="text">
      <style:text-properties officeooo:rsid="009f22e3"/>
    </style:style>
    <style:style style:name="T74" style:family="text">
      <style:text-properties officeooo:rsid="008a8a2b"/>
    </style:style>
    <style:style style:name="T75" style:family="text">
      <style:text-properties fo:color="#c9211e" loext:opacity="100%" style:text-position="sub 58%" officeooo:rsid="00a06573"/>
    </style:style>
    <style:style style:name="T76" style:family="text">
      <style:text-properties officeooo:rsid="008e6e83"/>
    </style:style>
    <style:style style:name="T77" style:family="text">
      <style:text-properties officeooo:rsid="009b6f1c"/>
    </style:style>
    <style:style style:name="T78" style:family="text">
      <style:text-properties officeooo:rsid="009d1473"/>
    </style:style>
    <style:style style:name="T79" style:family="text">
      <style:text-properties officeooo:rsid="009445da"/>
    </style:style>
    <style:style style:name="T80" style:family="text">
      <style:text-properties officeooo:rsid="0096d4c3"/>
    </style:style>
    <style:style style:name="T81" style:family="text">
      <style:text-properties fo:font-style="normal" officeooo:rsid="00981145" style:font-style-asian="normal" style:font-style-complex="normal"/>
    </style:style>
    <style:style style:name="T82" style:family="text">
      <style:text-properties officeooo:rsid="009883af"/>
    </style:style>
    <style:style style:name="T83" style:family="text">
      <style:text-properties officeooo:rsid="0098ca3b"/>
    </style:style>
    <style:style style:name="T84" style:family="text">
      <style:text-properties officeooo:rsid="009ed191"/>
    </style:style>
    <style:style style:name="T85" style:family="text">
      <style:text-properties officeooo:rsid="00a037e5"/>
    </style:style>
    <style:style style:name="T86" style:family="text">
      <style:text-properties officeooo:rsid="00a1aa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4176143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 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2">meta&gt; Add Macro = Grab Today’s Commits</text:span></text:p>
      <text:p text:style-name="P113"><text:span text:style-name="T73">☑ </text:span><text:span text:style-name="T74">Add it to toolbar or assign a keyboard shortcut </text:span><text:span text:style-name="T75">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6">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7">☑ </text:span>Use FILE = List Box</text:p>
      <text:p text:style-name="P118">☐ Automatically get FL and AC for a UDL that has them<text:line-break/>☐ Make it optional</text:p>
      <text:p text:style-name="P118"><text:soft-page-break/>☐ Allow selecting multiple files for download at once</text:p>
      <text:p text:style-name="P119"><text:span text:style-name="T77">☑ </text:span>Change BTN order</text:p>
      <text:p text:style-name="P119">☐ Add STATUS indicator</text:p>
      <text:p text:style-name="P119">☐ Consider: popup or progress bar during download</text:p>
      <text:p text:style-name="P119">☐ Consider: CANCEL button to stop the download in-progress</text:p>
      <text:p text:style-name="P120">☐ Consider: HELP/? Button / <text:a xlink:type="simple" xlink:href="https://learn.microsoft.com/en-us/windows/win32/controls/tooltip-controls" text:style-name="Internet_20_link" text:visited-style-name="Visited_20_Internet_20_Link">tooltip</text:a></text:p>
      <text:p text:style-name="P119"><text:span text:style-name="T78">☒ </text:span>LongTerm feature: automatically edit overrideMap</text:p>
      <text:p text:style-name="P119">☐ Document usage in the README</text:p>
      <text:p text:style-name="P121">☐ Confirm whether autoCompletion filename needs to match the id-name or match the display-name</text:p>
      <text:p text:style-name="P121"><text:span text:style-name="T78">☒ </text:span>LongTerm feature: automatically generate autoCompletion from Keywords if AC.xml doesn’t already exist</text:p>
      <text:p text:style-name="P122"><text:span text:style-name="T78">☑ </text:span>Add the LongTerm features as GitHub issues rather than tracking them here.</text:p>
      <text:p text:style-name="P123">Let’s start by reordering the buttons. <text:span text:style-name="T79">And now start adding more space for the List Box</text:span></text:p>
      <text:p text:style-name="P124">ASIDE: Somehow, I got on the tangent of the progress bar, and I made a dummy dialog [since deleted] that showed</text:p>
      <text:p text:style-name="CodeIndent">CONTROL <text:s text:c="8"/>"",IDC_PROGRESS1,"msctls_progress32",WS_BORDER,14,21,80,14</text:p>
      <text:p text:style-name="Text_20_body">… <text:span text:style-name="T79">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79">How to Use Progress Bar Controls</text:span></text:a><text:span text:style-name="T79">” and the generic </text:span><text:a xlink:type="simple" xlink:href="https://learn.microsoft.com/en-us/windows/win32/menurc/control-control" text:style-name="Internet_20_link" text:visited-style-name="Visited_20_Internet_20_Link"><text:span text:style-name="T79">“CONTROL control” syntax</text:span></text:a><text:span text:style-name="T79">, and this </text:span><text:a xlink:type="simple" xlink:href="https://cplusplus.com/forum/windows/30675/" text:style-name="Internet_20_link" text:visited-style-name="Visited_20_Internet_20_Link"><text:span text:style-name="T79">cplusplus.com-forum-post</text:span></text:a><text:span text:style-name="T79">.</text:span></text:p>
      <text:p text:style-name="P125">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0">(LB_GETSELCOUNT and LB_GETSELITEMS will be needed if I’m going to eventually allow multiple selections.)</text:span></text:p>
      <text:p text:style-name="P126"><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1">dialog preview. <text:s/>I just wish I could switch between graphical editing and text editing, without having to add all the VS cruft to the resource files and headers.</text:span><text:span text:style-name="T11">)</text:span></text:p>
      <text:p text:style-name="P127">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8">Okay, now it’s safe to try to create the dummy RC file. <text:s/><text:span text:style-name="T82">Create a </text:span><text:a xlink:type="simple" xlink:href="https://learn.microsoft.com/en-us/windows/win32/controls/tab-control-reference" text:style-name="Internet_20_link" text:visited-style-name="Visited_20_Internet_20_Link"><text:span text:style-name="T82">Tab Control</text:span></text:a><text:span text:style-name="T82"> and a </text:span><text:a xlink:type="simple" xlink:href="https://learn.microsoft.com/en-us/windows/win32/controls/progress-bar-control-reference" text:style-name="Internet_20_link" text:visited-style-name="Visited_20_Internet_20_Link"><text:span text:style-name="T82">Progress Bar</text:span></text:a><text:span text:style-name="T82">. <text:s/></text:span><text:span text:style-name="T83">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29">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0" text:outline-level="1"><text:bookmark-start text:name="__RefHeading___Toc1500_887794160"/>2025-Apr-05<text:tab/>CollectionInterface<text:bookmark-end text:name="__RefHeading___Toc1500_887794160"/></text:h>
      <text:p text:style-name="P131">I started by creating the Issues in GH, to check off those tasks above. <text:s/>And while on GH, I see that it’s not building the GH Action again, so I’m going to have to figure that out.</text:p>
      <text:p text:style-name="P132">First error was %lld not wanting to print a size_t, so typecast it. <text:s/></text:p>
      <text:p text:style-name="CommitMessage">Try to fix GHAction failure<text:line-break/>typecast size_t to INT64 to match %lld<text:line-break/>→ b7ce927</text:p>
      <text:p text:style-name="P132">Next error was that WinINet functions weren’t being found – ahh, I only added that (and pathcch) to the Debug+x64, so add it to all the others.</text:p>
      <text:p text:style-name="P133"><text:soft-page-break/>Try to fix GHAction failure <text:span text:style-name="T84">(2)</text:span><text:line-break/>add wininet.lib/pathcch.lib to all configs, not just debug+x64<text:line-break/>→ e9e4bc1</text:p>
      <text:p text:style-name="P132">With that, I’m starting to get green on all the Action jobs. <text:s/>Success!</text:p>
      <text:p text:style-name="CommitMessage">&lt;<text:span text:style-name="T85">meta&gt; Add a per-document toolbar with GrabTodaysCommit, Style=CommitMessage, Style=CodeIndent, CharStyle=InlineCode, CharStyle=NoCharStyle, with appropriate icons (see also today’s GenericNotebook entry for how to do that). → 4330ff6</text:span></text:p>
      <text:p text:style-name="P134">Start reworking the main dialog, but out of time/mental engery for the day…</text:p>
      <text:p text:style-name="CommitMessage"><text:span text:style-name="T86">CollectionInterface: </text:span>starting to rework the main dialog → 489cb2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05T16:14:31.573355600</dc:date>
    <meta:editing-duration>P2DT19H39M35S</meta:editing-duration>
    <meta:editing-cycles>147</meta:editing-cycles>
    <meta:generator>LibreOffice/25.2.1.2$Windows_X86_64 LibreOffice_project/d3abf4aee5fd705e4a92bba33a32f40bc4e56f49</meta:generator>
    <meta:document-statistic meta:table-count="1" meta:image-count="3" meta:object-count="0" meta:page-count="21" meta:paragraph-count="361" meta:word-count="6014" meta:character-count="37313" meta:non-whitespace-character-count="31243"/>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